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3976in" svg:y="1.3598in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queue size</text:p>
          </table:table-cell>
          <table:table-cell office:value-type="string">
            <text:p>deadlock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5">
            <text:p>0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Rosenthal</meta:initial-creator>
    <meta:creation-date>2012-09-27T15:46:33</meta:creation-date>
    <dc:date>2012-09-27T16:35:30</dc:date>
    <dc:creator>Alan Rosenthal</dc:creator>
    <meta:editing-duration>PT3M17S</meta:editing-duration>
    <meta:editing-cycles>1</meta:editing-cycles>
    <meta:document-statistic meta:table-count="3" meta:cell-count="1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Sheet1.A1:Sheet1.B7" chart:data-source-has-labels="row" svg:x="0.77cm" svg:y="0.855cm" svg:width="10.627cm" svg:height="7.545cm">
          <chartooo:coordinate-region svg:x="1.497cm" svg:y="1.055cm" svg:width="9.62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regression-curve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adloc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7</svg:desc>
                </draw:g>
              </table:table-cell>
              <table:table-cell office:value-type="float" office:value="0.6">
                <text:p>0.6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